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25cm" fo:min-width="14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2.15cm" fo:min-width="4.7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15cm" fo:min-width="4.7cm"/>
      <style:paragraph-properties style:writing-mode="lr-tb"/>
    </style:style>
    <style:style style:name="gr4" style:family="graphic" style:parent-style-name="standard">
      <style:graphic-properties draw:stroke="solid" draw:stroke-dash="Dashed_20__28_var_29_" draw:fill-color="#b4c7dc" draw:opacity="100%"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0cm"/>
      <style:paragraph-properties style:writing-mode="lr-tb"/>
    </style:style>
    <style:style style:name="gr9" style:family="graphic" style:parent-style-name="standard">
      <style:graphic-properties draw:stroke="dash" draw:stroke-dash="Dashed_20__28_var_29_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15cm" fo:min-width="6.5cm"/>
      <style:paragraph-properties style:writing-mode="lr-tb"/>
    </style:style>
    <style:style style:name="gr13" style:family="graphic" style:parent-style-name="objectwithoutfill">
      <style:graphic-properties draw:marker-start="Arrowheads_20_1" draw:marker-start-width="0.3cm" draw:marker-end="Arrowheads_20_2" draw:marker-end-width="0.3cm" draw:fill="solid" draw:textarea-vertical-align="middle"/>
    </style:style>
    <style:style style:name="gr14" style:family="graphic" style:parent-style-name="objectwithoutfill">
      <style:graphic-properties draw:marker-start="Arrowheads_20_3" draw:marker-start-width="0.3cm" draw:marker-end="Arrowheads_20_4" draw:marker-end-width="0.3cm" draw:fill="solid" draw:textarea-vertical-align="middle"/>
    </style:style>
    <style:style style:name="gr15" style:family="graphic" style:parent-style-name="objectwithoutfill">
      <style:graphic-properties draw:marker-end="Arrowheads_20_5" draw:marker-end-width="0.3cm" draw:fill="solid" draw:textarea-vertical-align="middle"/>
    </style:style>
    <style:style style:name="gr16" style:family="graphic" style:parent-style-name="objectwithoutfill">
      <style:graphic-properties draw:marker-end="Arrowheads_20_6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2.15cm" fo:min-width="3.9cm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solid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b4c7dc" draw:opacity="100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2.5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2.4cm" svg:x="3.2cm" svg:y="9cm">
          <text:p text:style-name="P2">WebXR Browser</text:p>
          <text:p text:style-name="P2">Javascript/ES6</text:p>
          <text:p text:style-name="P2">BabylonJ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4.5cm">
          <text:p text:style-name="P2">Web Server</text:p>
          <text:p text:style-name="P2">Ap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2.4cm" svg:x="14cm" svg:y="9cm">
          <text:p text:style-name="P2">VR Server</text:p>
          <text:p text:style-name="P2">VRSp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13.6cm">
          <text:p text:style-name="P2">Streaming Server</text:p>
          <text:p text:style-name="P2">OpenVidu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cm" svg:height="2.4cm" svg:x="21.3cm" svg:y="9cm">
          <text:p text:style-name="P2">Database Server</text:p>
          <text:p text:style-name="P2">Neo4J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4cm" svg:y1="9.3cm" svg:x2="14.1cm" svg:y2="5.5cm">
          <text:p/>
        </draw:line>
        <draw:line draw:style-name="gr5" draw:text-style-name="P6" draw:layer="layout" svg:x1="8.4cm" svg:y1="11.1cm" svg:x2="14cm" svg:y2="14.9cm">
          <text:p/>
        </draw:line>
        <draw:line draw:style-name="gr5" draw:text-style-name="P6" draw:layer="layout" svg:x1="8.4cm" svg:y1="10.1cm" svg:x2="14.1cm" svg:y2="10.1cm">
          <text:p/>
        </draw:line>
        <draw:line draw:style-name="gr5" draw:text-style-name="P6" draw:layer="layout" svg:x1="19.2cm" svg:y1="10.2cm" svg:x2="21.4cm" svg:y2="10.2cm">
          <text:p/>
        </draw:line>
        <draw:frame draw:style-name="gr6" draw:text-style-name="P7" draw:layer="layout" svg:width="3cm" svg:height="1.916cm" svg:x="8.5cm" svg:y="5.7cm">
          <draw:text-box>
            <text:p text:style-name="P6"><text:span text:style-name="T1">HTTPS</text:span></text:p>
            <text:p text:style-name="P6"><text:span text:style-name="T1">GLTF</text:span></text:p>
            <text:p text:style-name="P6"><text:span text:style-name="T1">(download)</text:span></text:p>
          </draw:text-box>
        </draw:frame>
        <draw:frame draw:style-name="gr7" draw:text-style-name="P7" draw:layer="layout" svg:width="2.119cm" svg:height="1.361cm" svg:x="16.8cm" svg:y="11.739cm">
          <draw:text-box>
            <text:p text:style-name="P6"><text:span text:style-name="T1">HTTP</text:span><text:span text:style-name="T1"><text:line-break/></text:span><text:span text:style-name="T1">JSON</text:span></text:p>
          </draw:text-box>
        </draw:frame>
        <draw:frame draw:style-name="gr8" draw:text-style-name="P7" draw:layer="layout" svg:width="2.6cm" svg:height="1.561cm" svg:x="9.4cm" svg:y="13.3cm">
          <draw:text-box>
            <text:p text:style-name="P6"><text:span text:style-name="T1">WSS</text:span><text:span text:style-name="T1"><text:line-break/></text:span><text:span text:style-name="T1">WebRTC</text:span></text:p>
          </draw:text-box>
        </draw:frame>
        <draw:line draw:style-name="gr5" draw:text-style-name="P6" draw:layer="layout" svg:x1="16.5cm" svg:y1="11.4cm" svg:x2="16.5cm" svg:y2="13.6cm">
          <text:p/>
        </draw:line>
        <draw:line draw:style-name="gr9" draw:text-style-name="P6" draw:layer="layout" svg:x1="16.4cm" svg:y1="6.9cm" svg:x2="16.4cm" svg:y2="9cm">
          <text:p/>
        </draw:line>
        <draw:frame draw:style-name="gr10" draw:text-style-name="P7" draw:layer="layout" svg:width="2.119cm" svg:height="0.806cm" svg:x="16.781cm" svg:y="7.5cm">
          <draw:text-box>
            <text:p text:style-name="P6"><text:span text:style-name="T1">HTTP</text:span></text:p>
          </draw:text-box>
        </draw:frame>
        <draw:frame draw:style-name="gr11" draw:text-style-name="P7" draw:layer="layout" svg:width="3.6cm" svg:height="2.471cm" svg:x="9.4cm" svg:y="8.839cm">
          <draw:text-box>
            <text:p text:style-name="P6"><text:span text:style-name="T1">WSS JSON</text:span></text:p>
            <text:p text:style-name="P6"><text:span text:style-name="T1">Control</text:span></text:p>
            <text:p text:style-name="P6"><text:span text:style-name="T1">HTTPS JSON</text:span></text:p>
            <text:p text:style-name="P6"><text:span text:style-name="T1">REST API</text:span></text:p>
          </draw:text-box>
        </draw:frame>
        <draw:custom-shape draw:style-name="gr12" draw:text-style-name="P8" xml:id="id3" draw:id="id3" draw:layer="layout" svg:width="7cm" svg:height="2.4cm" svg:x="3.1cm" svg:y="16.4cm">
          <text:p text:style-name="P2">Authentication<text:line-break/>providers<text:line-break/>(github, facebook...)</text:p>
          <draw:enhanced-geometry svg:viewBox="0 0 21600 21600" draw:type="rectangle" draw:enhanced-path="M 0 0 L 21600 0 21600 21600 0 21600 0 0 Z N"/>
        </draw:custom-shape>
        <draw:custom-shape draw:style-name="gr12" draw:text-style-name="P8" xml:id="id1" draw:id="id1" draw:layer="layout" svg:width="7cm" svg:height="2.4cm" svg:x="2.8cm" svg:y="1.7cm">
          <text:p text:style-name="P2">Content providers<text:line-break/>(sketchfab, RPM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6.3cm" svg:y1="4.1cm" svg:x2="5.8cm" svg:y2="9cm" draw:start-shape="id1" draw:start-glue-point="2" draw:end-shape="id2" svg:d="M6300 4100l-500 4900" svg:viewBox="0 0 501 4901">
          <text:p/>
        </draw:connector>
        <draw:connector draw:style-name="gr14" draw:text-style-name="P9" draw:layer="layout" draw:type="line" svg:x1="5.8cm" svg:y1="11.4cm" svg:x2="6.6cm" svg:y2="16.4cm" draw:start-shape="id2" draw:start-glue-point="2" draw:end-shape="id3" svg:d="M5800 11400l800 5000" svg:viewBox="0 0 801 5001">
          <text:p/>
        </draw:connector>
        <draw:line draw:style-name="gr15" draw:text-style-name="P9" draw:layer="layout" svg:x1="9.8cm" svg:y1="3.1cm" svg:x2="13cm" svg:y2="4.8cm">
          <text:p/>
        </draw:line>
        <draw:line draw:style-name="gr16" draw:text-style-name="P9" draw:layer="layout" svg:x1="10.1cm" svg:y1="17.7cm" svg:x2="13cm" svg:y2="15.5cm">
          <text:p/>
        </draw:line>
        <draw:frame draw:style-name="gr6" draw:text-style-name="P7" draw:layer="layout" svg:width="2.4cm" svg:height="1.916cm" svg:x="3.8cm" svg:y="5.239cm">
          <draw:text-box>
            <text:p text:style-name="P6"><text:span text:style-name="T1">HTTPS</text:span></text:p>
            <text:p text:style-name="P6"><text:span text:style-name="T1">REST</text:span></text:p>
            <text:p text:style-name="P6"><text:span text:style-name="T1">(search)</text:span></text:p>
          </draw:text-box>
        </draw:frame>
        <draw:frame draw:style-name="gr17" draw:text-style-name="P7" draw:layer="layout" svg:width="3.5cm" svg:height="1.971cm" svg:x="9.8cm" svg:y="1.529cm">
          <draw:text-box>
            <text:p text:style-name="P6"><text:span text:style-name="T1">HTTPS</text:span></text:p>
            <text:p text:style-name="P6"><text:span text:style-name="T1">JSON, GLTF</text:span></text:p>
            <text:p text:style-name="P6"><text:span text:style-name="T1">(download)</text:span></text:p>
          </draw:text-box>
        </draw:frame>
        <draw:frame draw:style-name="gr18" draw:text-style-name="P7" draw:layer="layout" svg:width="2.4cm" svg:height="1.4cm" svg:x="3.6cm" svg:y="13.6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8" draw:text-style-name="P7" draw:layer="layout" svg:width="2.4cm" svg:height="1.4cm" svg:x="10.7cm" svg:y="17.2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0" draw:text-style-name="P7" draw:layer="layout" svg:width="1.919cm" svg:height="0.806cm" svg:x="19.3cm" svg:y="9.2cm">
          <draw:text-box>
            <text:p text:style-name="P6"><text:span text:style-name="T1">BOLT</text:span></text:p>
          </draw:text-box>
        </draw:frame>
        <draw:custom-shape draw:style-name="gr19" draw:text-style-name="P8" draw:layer="layout" svg:width="4.4cm" svg:height="2.4cm" svg:x="23cm" svg:y="17cm">
          <text:p text:style-name="P2">Chatbots<text:line-break/>(BotLibre)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9.2cm" svg:y1="11.4cm" svg:x2="25.3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6T08:56:26.489000000</meta:creation-date>
    <dc:date>2022-07-10T10:41:52.163000000</dc:date>
    <meta:editing-duration>PT53M29S</meta:editing-duration>
    <meta:editing-cycles>27</meta:editing-cycles>
    <meta:generator>LibreOffice/7.0.5.2$Windows_X86_64 LibreOffice_project/64390860c6cd0aca4beafafcfd84613dd9dfb63a</meta:generator>
    <meta:document-statistic meta:object-count="30"/>
  </office:meta>
</office:document-meta>
</file>